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9840a" officeooo:paragraph-rsid="0019840a"/>
    </style:style>
    <style:style style:name="P2" style:family="paragraph" style:parent-style-name="Standard" style:list-style-name="L1">
      <style:text-properties officeooo:rsid="0019b00e" officeooo:paragraph-rsid="0019b00e"/>
    </style:style>
    <style:style style:name="P3" style:family="paragraph" style:parent-style-name="Standard" style:list-style-name="L1">
      <style:text-properties officeooo:rsid="001a5864" officeooo:paragraph-rsid="001a58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91896300" text:style-name="L1">
        <text:list-item>
          <text:p text:style-name="P1">Foto profilo</text:p>
        </text:list-item>
        <text:list-item>
          <text:p text:style-name="P1">nome utente</text:p>
        </text:list-item>
        <text:list-item>
          <text:p text:style-name="P1">descrizione (lista dei posti oppure frase o cose personali)</text:p>
        </text:list-item>
        <text:list-item>
          <text:p text:style-name="P1">sezione foto (private o pubbliche);</text:p>
        </text:list-item>
        <text:list-item>
          <text:p text:style-name="P1">viaggi condivisi (tag) con persone incontrate con l’app</text:p>
        </text:list-item>
        <text:list-item>
          <text:p text:style-name="P1">le persone vengono trovate in base agli interessi</text:p>
        </text:list-item>
        <text:list-item>
          <text:p text:style-name="P1">wishlist dei posti da visitare;</text:p>
        </text:list-item>
        <text:list-item>
          <text:p text:style-name="P1">quando arrivi in una città l’app fa una richiesta al server e il server invia una lista di persone compatibili;</text:p>
        </text:list-item>
        <text:list-item>
          <text:p text:style-name="P2">livello di affidabilità</text:p>
        </text:list-item>
        <text:list-item>
          <text:p text:style-name="P3">App fatta da servizi</text:p>
          <text:list>
            <text:list-item>
              <text:p text:style-name="P3">Foto (pubbliche o private);</text:p>
            </text:list-item>
            <text:list-item>
              <text:p text:style-name="P3">Ricerca di altre persone (in base ai gusti e una persona sceglie se essere</text:p>
            </text:list-item>
            <text:list-item>
              <text:p text:style-name="P3">Segnalare posti interessanti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6:08:28.942569459</meta:creation-date>
    <dc:date>2022-07-07T18:05:46.177622786</dc:date>
    <meta:editing-duration>PT56M36S</meta:editing-duration>
    <meta:editing-cycles>1</meta:editing-cycles>
    <meta:document-statistic meta:table-count="0" meta:image-count="0" meta:object-count="0" meta:page-count="1" meta:paragraph-count="13" meta:word-count="100" meta:character-count="548" meta:non-whitespace-character-count="474"/>
    <meta:generator>LibreOffice/7.2.2.2$Linux_X86_64 LibreOffice_project/20$Build-2</meta:generator>
  </office:meta>
</office:document-meta>
</file>